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11.834cm"/>
          <style:tab-stop style:position="13.007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3.007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4.939cm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8f52c" officeooo:paragraph-rsid="0008f52c"/>
    </style:style>
    <style:style style:name="P7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6.597cm"/>
        </style:tab-stops>
      </style:paragraph-properties>
    </style:style>
    <style:style style:name="P8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6.597cm"/>
          <style:tab-stop style:position="14.002cm"/>
        </style:tab-stops>
      </style:paragraph-properties>
    </style:style>
    <style:style style:name="P9" style:family="paragraph" style:parent-style-name="Standard">
      <style:paragraph-properties fo:margin-left="1cm" fo:margin-right="0cm" fo:text-indent="-1cm" style:auto-text-indent="false">
        <style:tab-stops>
          <style:tab-stop style:position="6.597cm"/>
        </style:tab-stops>
      </style:paragraph-properties>
    </style:style>
    <style:style style:name="P10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13.399cm"/>
        </style:tab-stops>
      </style:paragraph-properties>
    </style:style>
    <style:style style:name="P11" style:family="paragraph" style:parent-style-name="List_20_Paragraph" style:list-style-name="WWNum2">
      <style:paragraph-properties fo:text-align="justify" style:justify-single-word="false"/>
    </style:style>
    <style:style style:name="P12" style:family="paragraph" style:parent-style-name="List_20_Paragraph">
      <style:paragraph-properties fo:text-align="justify" style:justify-single-word="false">
        <style:tab-stops>
          <style:tab-stop style:position="4.939cm"/>
        </style:tab-stops>
      </style:paragraph-properties>
    </style:style>
    <style:style style:name="P13" style:family="paragraph" style:parent-style-name="List_20_Paragraph" style:list-style-name="WWNum2">
      <style:paragraph-properties fo:text-align="justify" style:justify-single-word="false">
        <style:tab-stops>
          <style:tab-stop style:position="4.939cm"/>
        </style:tab-stops>
      </style:paragraph-properties>
    </style:style>
    <style:style style:name="P14" style:family="paragraph" style:parent-style-name="List_20_Paragraph" style:list-style-name="WWNum1">
      <style:paragraph-properties fo:text-align="justify" style:justify-single-word="false">
        <style:tab-stops>
          <style:tab-stop style:position="4.939cm"/>
        </style:tab-stops>
      </style:paragraph-properties>
    </style:style>
    <style:style style:name="P15" style:family="paragraph" style:parent-style-name="List_20_Paragraph" style:list-style-name="WWNum1">
      <style:paragraph-properties fo:text-align="justify" style:justify-single-word="false">
        <style:tab-stops>
          <style:tab-stop style:position="6.597cm"/>
        </style:tab-stops>
      </style:paragraph-properties>
    </style:style>
    <style:style style:name="P16" style:family="paragraph" style:parent-style-name="List_20_Paragraph">
      <style:paragraph-properties fo:text-align="justify" style:justify-single-word="false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fo:font-weight="bold" officeooo:rsid="0008f52c" style:font-size-asian="10pt" style:font-weight-asian="bold" style:font-name-complex="Times New Roman1" style:font-size-complex="10pt"/>
    </style:style>
    <style:style style:name="T3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1" style:font-size-complex="10pt"/>
    </style:style>
    <style:style style:name="T5" style:family="text">
      <style:text-properties style:font-name="Times New Roman" fo:font-size="10pt" style:font-size-asian="10pt" style:font-name-complex="Times New Roman1" style:font-size-complex="10pt"/>
    </style:style>
    <style:style style:name="T6" style:family="text">
      <style:text-properties style:font-name="Times New Roman" fo:font-size="10pt" style:text-underline-style="none" fo:font-weight="bold" style:font-size-asian="10pt" style:font-weight-asian="bold" style:font-name-complex="Times New Roman1" style:font-size-complex="10pt"/>
    </style:style>
    <style:style style:name="T7" style:family="text">
      <style:text-properties style:font-name="Times New Roman" fo:font-size="10pt" style:text-underline-style="none" fo:font-weight="normal" style:font-size-asian="10pt" style:font-weight-asian="normal" style:font-name-complex="Times New Roman1" style:font-size-complex="10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minata FALL</text:span></text:p>
      <text:p text:style-name="P2"><text:span text:style-name="T3">Age</text:span><text:span text:style-name="T5"> : 21 ans<text:tab/><text:tab/></text:span></text:p>
      <text:p text:style-name="P3"><text:span text:style-name="T3">Adresse</text:span><text:span text:style-name="T5"> : 678, Unité 11 Parcelles assainies /Dakar<text:tab/></text:span></text:p>
      <text:p text:style-name="P1"><text:span text:style-name="T8">Email</text:span> : <text:a xlink:type="simple" xlink:href="mailto:tataeimeena@gmail.com" text:style-name="Internet_20_link" text:visited-style-name="Visited_20_Internet_20_Link"><text:span text:style-name="T5">tataeimeena@gmail.com</text:span></text:a></text:p>
      <text:p text:style-name="P1"><text:span text:style-name="T3">Tel</text:span><text:span text:style-name="T5"> : 00221 77 865 19 40 </text:span></text:p>
      <text:p text:style-name="P5"/>
      <text:p text:style-name="P1"><text:span text:style-name="T1">Etudiante en Journalisme et Communication</text:span></text:p>
      <text:p text:style-name="P1"><text:span text:style-name="T4">FORMATION</text:span></text:p>
      <text:list xml:id="list3510383178" text:style-name="L1">
        <text:list-item>
          <text:p text:style-name="P6"><text:span text:style-name="T6">Depuis mars 2018 <text:s text:c="2"/>formation en référent digital </text:span></text:p>
          <text:p text:style-name="P6"><text:span text:style-name="T6"><text:s text:c="31"/></text:span><text:span text:style-name="T7">chez Smplon..AUF@DAKAR</text:span></text:p>
        </text:list-item>
      </text:list>
      <text:list xml:id="list3466779833" text:style-name="WWNum2">
        <text:list-item>
          <text:p text:style-name="P11"><text:span text:style-name="T1"><text:s/></text:span><text:span text:style-name="T2">2018 <text:s text:c="13"/></text:span><text:span text:style-name="T1"><text:s text:c="8"/>Etudiante en licence 2 en Journalisme et Communication</text:span></text:p>
        </text:list-item>
      </text:list>
      <text:p text:style-name="P16"/>
      <text:list xml:id="list111309606287947" text:continue-numbering="true" text:style-name="WWNum2">
        <text:list-item>
          <text:p text:style-name="P13"><text:span text:style-name="T1">2015-2016 <text:s text:c="14"/>Licence 1 en Philosophie</text:span></text:p>
        </text:list-item>
      </text:list>
      <text:p text:style-name="P4"><text:span text:style-name="T5"><text:s text:c="47"/>A l’Université Cheikh Anta DIOP</text:span></text:p>
      <text:list xml:id="list111309487736458" text:continue-numbering="true" text:style-name="WWNum2">
        <text:list-item>
          <text:p text:style-name="P13"><text:span text:style-name="T1">2014-2015 <text:s text:c="14"/>Baccalauréat en <text:s/>Série L2 </text:span></text:p>
        </text:list-item>
      </text:list>
      <text:p text:style-name="P4"><text:span text:style-name="T5"><text:s text:c="47"/>Au lycée Limamou Laye de guédiawaye <text:s text:c="203"/></text:span></text:p>
      <text:list xml:id="list111308719449424" text:continue-numbering="true" text:style-name="WWNum2">
        <text:list-item>
          <text:p text:style-name="P13"><text:span text:style-name="T5">2011-2012 <text:s text:c="14"/>Brevet de Fin d’Etudes Moyens (BFEM)</text:span></text:p>
        </text:list-item>
      </text:list>
      <text:p text:style-name="P12"><text:span text:style-name="T5"><text:s text:c="34"/>Au cem Martin Luther King</text:span></text:p>
      <text:p text:style-name="P4"><text:span text:style-name="T4">EXPERIENCES</text:span></text:p>
      <text:list xml:id="list134292838" text:style-name="WWNum1">
        <text:list-item>
          <text:p text:style-name="P14"><text:span text:style-name="T1">Avril 2013 - Novembre 2014 <text:s text:c="14"/></text:span><text:span text:style-name="T5">membre du groupe <text:s/>évènementiel <text:s/>Génération Active :</text:span></text:p>
        </text:list-item>
      </text:list>
      <text:p text:style-name="P4"><text:span text:style-name="T5"><text:s text:c="80"/>Assistante à la présidente, membre du staff et <text:s text:c="3"/></text:span></text:p>
      <text:p text:style-name="P4"><text:span text:style-name="T5"><text:s text:c="80"/>Coordinatrice de l’émission <text:s/>« Happy Vacance » sur la <text:s text:c="2"/></text:span></text:p>
      <text:p text:style-name="P4"><text:span text:style-name="T5"><text:s text:c="80"/>RDV. <text:s text:c="87"/></text:span></text:p>
      <text:list xml:id="list111308174200521" text:continue-numbering="true" text:style-name="WWNum1">
        <text:list-item>
          <text:p text:style-name="P15"><text:span text:style-name="T1">2014/2016 <text:s text:c="47"/></text:span><text:span text:style-name="T5">gérante d’un multiservice dans le marché de l’ex champs de</text:span></text:p>
        </text:list-item>
      </text:list>
      <text:p text:style-name="P7"><text:span text:style-name="T5"><text:s text:c="79"/>course/Dakar <text:s text:c="3"/></text:span></text:p>
      <text:p text:style-name="P7"><text:span text:style-name="T4">COMPETENCES LINGUISTIQUE ET INFORMATIQUE</text:span></text:p>
      <text:p text:style-name="P7"><text:span text:style-name="T5">Langues : Français : niveau élevé</text:span></text:p>
      <text:p text:style-name="P7"><text:span text:style-name="T5"><text:s text:c="17"/>Anglais : niveau moyen</text:span><text:bookmark text:name="_GoBack"/></text:p>
      <text:p text:style-name="P7"><text:span text:style-name="T5">Informatique : Microsoft Word, Excel </text:span></text:p>
      <text:p text:style-name="P7"><text:span text:style-name="T4">CENTRES D’INTERET</text:span></text:p>
      <text:p text:style-name="P9"><text:span text:style-name="T5">La quête de connaissances nouvelles, les dialogues instructifs.</text:span>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C E R</meta:initial-creator>
    <meta:editing-cycles>7</meta:editing-cycles>
    <meta:print-date>2017-12-27T19:29:00</meta:print-date>
    <meta:creation-date>2017-12-27T17:54:00</meta:creation-date>
    <dc:date>2018-04-03T11:13:07.248999773</dc:date>
    <meta:editing-duration>PT14M37S</meta:editing-duration>
    <meta:generator>LibreOffice/5.4.5.1$Linux_X86_64 LibreOffice_project/40m0$Build-1</meta:generator>
    <meta:document-statistic meta:table-count="0" meta:image-count="0" meta:object-count="0" meta:page-count="2" meta:paragraph-count="29" meta:word-count="161" meta:character-count="1933" meta:non-whitespace-character-count="8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